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4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family="'Times New Roman'" style:font-style-name="Italic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556cm" svg:height="0.635cm" svg:x="4.91cm" svg:y="12.665cm">
          <text:p text:style-name="P1"><text:span text:style-name="T1">z</text:span><text:span text:style-name="T2"> </text:span><text:span text:style-name="T3">~ </text:span><text:span text:style-name="T4">N</text:span><text:span text:style-name="T2">(</text:span><text:span text:style-name="T1">0</text:span><text:span text:style-name="T2">, </text:span><text:span text:style-name="T4">I</text:span><text:span text:style-name="T2">)</text:span></text:p>
        </draw:rect>
        <draw:rect draw:style-name="gr1" draw:text-style-name="P2" xml:id="id5" draw:id="id5" draw:layer="layout" svg:width="3.556cm" svg:height="0.635cm" svg:x="4.91cm" svg:y="14.298cm">
          <text:p text:style-name="P1"><text:span text:style-name="T2">Input data </text:span><text:span text:style-name="T5">x</text:span></text:p>
        </draw:rect>
        <draw:rect draw:style-name="gr1" draw:text-style-name="P2" xml:id="id2" draw:id="id2" draw:layer="layout" svg:width="3.556cm" svg:height="0.635cm" svg:x="4.91cm" svg:y="11.168cm">
          <text:p text:style-name="P1"><text:span text:style-name="T2">Decoded data </text:span><text:span text:style-name="T5">x</text:span><text:span text:style-name="T2">'</text:span></text:p>
        </draw:rect>
        <draw:connector draw:style-name="gr2" draw:text-style-name="P1" draw:layer="layout" draw:type="line" svg:x1="6.688cm" svg:y1="12.665cm" svg:x2="6.688cm" svg:y2="11.803cm" draw:start-shape="id1" draw:start-glue-point="0" draw:end-shape="id2" draw:end-glue-point="2" svg:d="M6688 12665v-862">
          <text:p/>
        </draw:connector>
        <draw:frame draw:style-name="gr3" draw:text-style-name="P3" draw:layer="layout" svg:width="2.005cm" svg:height="0.742cm" svg:x="4.81cm" svg:y="11.824cm">
          <draw:text-box>
            <text:p><text:span text:style-name="T4">g</text:span><text:span text:style-name="T2">(</text:span><text:span text:style-name="T6">z</text:span><text:span text:style-name="T2"> | </text:span><text:span text:style-name="T3">Φ</text:span><text:span text:style-name="T2">)</text:span></text:p>
          </draw:text-box>
        </draw:frame>
        <draw:rect draw:style-name="gr1" draw:text-style-name="P2" xml:id="id3" draw:id="id3" draw:layer="layout" svg:width="3.556cm" svg:height="0.635cm" svg:x="10.11cm" svg:y="11.169cm">
          <text:p text:style-name="P1"><text:span text:style-name="T2">Input </text:span><text:span text:style-name="T5">x</text:span><text:span text:style-name="T2"> or </text:span><text:span text:style-name="T5">x</text:span><text:span text:style-name="T2">'</text:span></text:p>
        </draw:rect>
        <draw:custom-shape draw:style-name="gr4" draw:text-style-name="P4" xml:id="id4" draw:id="id4" draw:layer="layout" svg:width="0.635cm" svg:height="0.635cm" svg:x="11.568cm" svg:y="13.065cm">
          <text:p text:style-name="P1"><text:span text:style-name="T7">d</text:span><text:span text:style-name="T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888cm" svg:y1="11.804cm" svg:x2="11.886cm" svg:y2="13.065cm" draw:start-shape="id3" draw:start-glue-point="2" draw:end-shape="id4" draw:end-glue-point="4" svg:d="M11888 11804l-2 1261">
          <text:p/>
        </draw:connector>
        <draw:frame draw:style-name="gr5" draw:text-style-name="P3" draw:layer="layout" svg:width="2.005cm" svg:height="0.734cm" svg:x="11.811cm" svg:y="12.024cm">
          <draw:text-box>
            <text:p><text:span text:style-name="T4">d</text:span><text:span text:style-name="T2">(</text:span><text:span text:style-name="T5">x</text:span><text:span text:style-name="T2"> | </text:span><text:span text:style-name="T3">Ψ</text:span><text:span text:style-name="T2">)</text:span></text:p>
          </draw:text-box>
        </draw:frame>
        <draw:connector draw:style-name="gr2" draw:text-style-name="P1" draw:layer="layout" draw:line-skew="-0.033cm" svg:x1="8.466cm" svg:y1="14.615cm" svg:x2="10.11cm" svg:y2="11.486cm" draw:start-shape="id5" draw:start-glue-point="1" draw:end-shape="id3" draw:end-glue-point="3" svg:d="M8466 14615h789v-3129h855">
          <text:p/>
        </draw:connector>
        <draw:connector draw:style-name="gr2" draw:text-style-name="P1" draw:layer="layout" draw:type="line" svg:x1="8.466cm" svg:y1="11.485cm" svg:x2="10.11cm" svg:y2="11.486cm" draw:start-shape="id2" draw:start-glue-point="1" draw:end-shape="id3" draw:end-glue-point="3" svg:d="M8466 11485l164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7-29T04:36:52.98</meta:creation-date>
    <dc:date>2024-05-13T13:57:34.79</dc:date>
    <dc:creator>Loc Nguyen</dc:creator>
    <meta:editing-duration>PT1H42S</meta:editing-duration>
    <meta:editing-cycles>29</meta:editing-cycles>
    <meta:generator>OpenOffice/4.1.14$Win32 OpenOffice.org_project/4114m1$Build-9811</meta:generator>
    <meta:document-statistic meta:object-count="11"/>
  </office:meta>
</office:document-meta>
</file>